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1" calcext:value-type="float">
            <text:p>100001</text:p>
          </table:table-cell>
          <table:table-cell office:value-type="float" office:value="100002" calcext:value-type="float">
            <text:p>100002</text:p>
          </table:table-cell>
          <table:table-cell office:value-type="float" office:value="100003" calcext:value-type="float">
            <text:p>100003</text:p>
          </table:table-cell>
          <table:table-cell office:value-type="float" office:value="100004" calcext:value-type="float">
            <text:p>100004</text:p>
          </table:table-cell>
          <table:table-cell office:value-type="float" office:value="100005" calcext:value-type="float">
            <text:p>100005</text:p>
          </table:table-cell>
          <table:table-cell office:value-type="float" office:value="100006" calcext:value-type="float">
            <text:p>100006</text:p>
          </table:table-cell>
          <table:table-cell office:value-type="float" office:value="100007" calcext:value-type="float">
            <text:p>100007</text:p>
          </table:table-cell>
          <table:table-cell office:value-type="float" office:value="100008" calcext:value-type="float">
            <text:p>100008</text:p>
          </table:table-cell>
          <table:table-cell office:value-type="float" office:value="100009" calcext:value-type="float">
            <text:p>100009</text:p>
          </table:table-cell>
          <table:table-cell office:value-type="float" office:value="100010" calcext:value-type="float">
            <text:p>100010</text:p>
          </table:table-cell>
          <table:table-cell office:value-type="float" office:value="100011" calcext:value-type="float">
            <text:p>100011</text:p>
          </table:table-cell>
          <table:table-cell office:value-type="float" office:value="100012" calcext:value-type="float">
            <text:p>100012</text:p>
          </table:table-cell>
          <table:table-cell office:value-type="float" office:value="100013" calcext:value-type="float">
            <text:p>100013</text:p>
          </table:table-cell>
          <table:table-cell office:value-type="float" office:value="100014" calcext:value-type="float">
            <text:p>10001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+b</text:p>
          </table:table-cell>
          <table:table-cell table:formula="of:=SUM([.C6]; [.C7])" office:value-type="float" office:value="101000" calcext:value-type="float">
            <text:p>101000</text:p>
          </table:table-cell>
          <table:table-cell table:formula="of:=SUM([.D6]; [.D7])" office:value-type="float" office:value="102201" calcext:value-type="float">
            <text:p>102201</text:p>
          </table:table-cell>
          <table:table-cell table:formula="of:=SUM([.E6]; [.E7])" office:value-type="float" office:value="101004" calcext:value-type="float">
            <text:p>101004</text:p>
          </table:table-cell>
          <table:table-cell table:formula="of:=SUM([.F6]; [.F7])" office:value-type="float" office:value="101006" calcext:value-type="float">
            <text:p>101006</text:p>
          </table:table-cell>
          <table:table-cell table:formula="of:=SUM([.G6]; [.G7])" office:value-type="float" office:value="101008" calcext:value-type="float">
            <text:p>101008</text:p>
          </table:table-cell>
          <table:table-cell table:formula="of:=SUM([.H6]; [.H7])" office:value-type="float" office:value="101010" calcext:value-type="float">
            <text:p>101010</text:p>
          </table:table-cell>
          <table:table-cell table:formula="of:=SUM([.I6]; [.I7])" office:value-type="float" office:value="101012" calcext:value-type="float">
            <text:p>101012</text:p>
          </table:table-cell>
          <table:table-cell table:formula="of:=SUM([.J6]; [.J7])" office:value-type="float" office:value="101014" calcext:value-type="float">
            <text:p>101014</text:p>
          </table:table-cell>
          <table:table-cell table:formula="of:=SUM([.K6]; [.K7])" office:value-type="float" office:value="101016" calcext:value-type="float">
            <text:p>101016</text:p>
          </table:table-cell>
          <table:table-cell table:formula="of:=SUM([.L6]; [.L7])" office:value-type="float" office:value="101018" calcext:value-type="float">
            <text:p>101018</text:p>
          </table:table-cell>
          <table:table-cell table:formula="of:=SUM([.M6]; [.M7])" office:value-type="float" office:value="101020" calcext:value-type="float">
            <text:p>101020</text:p>
          </table:table-cell>
          <table:table-cell table:formula="of:=SUM([.N6]; [.N7])" office:value-type="float" office:value="101022" calcext:value-type="float">
            <text:p>101022</text:p>
          </table:table-cell>
          <table:table-cell table:formula="of:=SUM([.O6]; [.O7])" office:value-type="float" office:value="101024" calcext:value-type="float">
            <text:p>101024</text:p>
          </table:table-cell>
          <table:table-cell table:formula="of:=SUM([.P6]; [.P7])" office:value-type="float" office:value="101026" calcext:value-type="float">
            <text:p>101026</text:p>
          </table:table-cell>
          <table:table-cell table:formula="of:=SUM([.Q6]; [.Q7])" office:value-type="float" office:value="101028" calcext:value-type="float">
            <text:p>101028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 calcext:value-type="string">
            <text:p>Vdiv</text:p>
          </table:table-cell>
          <table:table-cell table:formula="of:=[.$C$3]*([.C7]/[.C9])" office:value-type="float" office:value="4.95049504950495" calcext:value-type="float">
            <text:p>4.9504950495</text:p>
          </table:table-cell>
          <table:table-cell table:formula="of:=[.$C$3]*([.D7]/[.D9])" office:value-type="float" office:value="4.89236895920784" calcext:value-type="float">
            <text:p>4.8923689592</text:p>
          </table:table-cell>
          <table:table-cell table:formula="of:=[.$C$3]*([.E7]/[.E9])" office:value-type="float" office:value="4.95039800403944" calcext:value-type="float">
            <text:p>4.950398004</text:p>
          </table:table-cell>
          <table:table-cell table:formula="of:=[.$C$3]*([.F7]/[.F9])" office:value-type="float" office:value="4.95034948418906" calcext:value-type="float">
            <text:p>4.9503494842</text:p>
          </table:table-cell>
          <table:table-cell table:formula="of:=[.$C$3]*([.G7]/[.G9])" office:value-type="float" office:value="4.9503009662601" calcext:value-type="float">
            <text:p>4.9503009663</text:p>
          </table:table-cell>
          <table:table-cell table:formula="of:=[.$C$3]*([.H7]/[.H9])" office:value-type="float" office:value="4.95025245025245" calcext:value-type="float">
            <text:p>4.9502524503</text:p>
          </table:table-cell>
          <table:table-cell table:formula="of:=[.$C$3]*([.I7]/[.I9])" office:value-type="float" office:value="4.950203936166" calcext:value-type="float">
            <text:p>4.9502039362</text:p>
          </table:table-cell>
          <table:table-cell table:formula="of:=[.$C$3]*([.J7]/[.J9])" office:value-type="float" office:value="4.95015542400063" calcext:value-type="float">
            <text:p>4.950155424</text:p>
          </table:table-cell>
          <table:table-cell table:formula="of:=[.$C$3]*([.K7]/[.K9])" office:value-type="float" office:value="4.95010691375624" calcext:value-type="float">
            <text:p>4.9501069138</text:p>
          </table:table-cell>
          <table:table-cell table:formula="of:=[.$C$3]*([.L7]/[.L9])" office:value-type="float" office:value="4.9500584054327" calcext:value-type="float">
            <text:p>4.9500584054</text:p>
          </table:table-cell>
          <table:table-cell table:formula="of:=[.$C$3]*([.M7]/[.M9])" office:value-type="float" office:value="4.9500098990299" calcext:value-type="float">
            <text:p>4.950009899</text:p>
          </table:table-cell>
          <table:table-cell table:formula="of:=[.$C$3]*([.N7]/[.N9])" office:value-type="float" office:value="4.94996139454772" calcext:value-type="float">
            <text:p>4.9499613945</text:p>
          </table:table-cell>
          <table:table-cell table:formula="of:=[.$C$3]*([.O7]/[.O9])" office:value-type="float" office:value="4.94991289198606" calcext:value-type="float">
            <text:p>4.949912892</text:p>
          </table:table-cell>
          <table:table-cell table:formula="of:=[.$C$3]*([.P7]/[.P9])" office:value-type="float" office:value="4.9498643913448" calcext:value-type="float">
            <text:p>4.9498643913</text:p>
          </table:table-cell>
          <table:table-cell table:formula="of:=[.$C$3]*([.Q7]/[.Q9])" office:value-type="float" office:value="4.94981589262383" calcext:value-type="float">
            <text:p>4.949815892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office:value-type="string" calcext:value-type="string">
            <text:p>I (mA)</text:p>
          </table:table-cell>
          <table:table-cell table:formula="of:=([.$C$3]/[.C9])*1000" office:value-type="float" office:value="0.0495049504950495" calcext:value-type="float">
            <text:p>0.0495049505</text:p>
          </table:table-cell>
          <table:table-cell table:formula="of:=([.$C$3]/[.D9])*1000" office:value-type="float" office:value="0.0489232003600748" calcext:value-type="float">
            <text:p>0.0489232004</text:p>
          </table:table-cell>
          <table:table-cell table:formula="of:=([.$C$3]/[.E9])*1000" office:value-type="float" office:value="0.0495029899805948" calcext:value-type="float">
            <text:p>0.04950299</text:p>
          </table:table-cell>
          <table:table-cell table:formula="of:=([.$C$3]/[.F9])*1000" office:value-type="float" office:value="0.0495020097815971" calcext:value-type="float">
            <text:p>0.0495020098</text:p>
          </table:table-cell>
          <table:table-cell table:formula="of:=([.$C$3]/[.G9])*1000" office:value-type="float" office:value="0.0495010296214161" calcext:value-type="float">
            <text:p>0.0495010296</text:p>
          </table:table-cell>
          <table:table-cell table:formula="of:=([.$C$3]/[.H9])*1000" office:value-type="float" office:value="0.0495000495000495" calcext:value-type="float">
            <text:p>0.0495000495</text:p>
          </table:table-cell>
          <table:table-cell table:formula="of:=([.$C$3]/[.I9])*1000" office:value-type="float" office:value="0.049499069417495" calcext:value-type="float">
            <text:p>0.0494990694</text:p>
          </table:table-cell>
          <table:table-cell table:formula="of:=([.$C$3]/[.J9])*1000" office:value-type="float" office:value="0.0494980893737502" calcext:value-type="float">
            <text:p>0.0494980894</text:p>
          </table:table-cell>
          <table:table-cell table:formula="of:=([.$C$3]/[.K9])*1000" office:value-type="float" office:value="0.0494971093688129" calcext:value-type="float">
            <text:p>0.0494971094</text:p>
          </table:table-cell>
          <table:table-cell table:formula="of:=([.$C$3]/[.L9])*1000" office:value-type="float" office:value="0.0494961294026807" calcext:value-type="float">
            <text:p>0.0494961294</text:p>
          </table:table-cell>
          <table:table-cell table:formula="of:=([.$C$3]/[.M9])*1000" office:value-type="float" office:value="0.0494951494753514" calcext:value-type="float">
            <text:p>0.0494951495</text:p>
          </table:table-cell>
          <table:table-cell table:formula="of:=([.$C$3]/[.N9])*1000" office:value-type="float" office:value="0.0494941695868227" calcext:value-type="float">
            <text:p>0.0494941696</text:p>
          </table:table-cell>
          <table:table-cell table:formula="of:=([.$C$3]/[.O9])*1000" office:value-type="float" office:value="0.0494931897370922" calcext:value-type="float">
            <text:p>0.0494931897</text:p>
          </table:table-cell>
          <table:table-cell table:formula="of:=([.$C$3]/[.P9])*1000" office:value-type="float" office:value="0.0494922099261576" calcext:value-type="float">
            <text:p>0.0494922099</text:p>
          </table:table-cell>
          <table:table-cell table:formula="of:=([.$C$3]/[.Q9])*1000" office:value-type="float" office:value="0.0494912301540167" calcext:value-type="float">
            <text:p>0.0494912302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tot (mA)</text:p>
          </table:table-cell>
          <table:table-cell table:formula="of:=SUM([.C14:.Q14])" office:value-type="float" office:value="0.741890576180961" calcext:value-type="float">
            <text:p>0.741890576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11:24:20.060000000</meta:creation-date>
    <dc:date>2013-09-17T13:25:50.786000000</dc:date>
    <meta:editing-duration>PT1H48M28S</meta:editing-duration>
    <meta:editing-cycles>2</meta:editing-cycles>
    <meta:generator>LibreOffice/4.1.0.4$Windows_x86 LibreOffice_project/89ea49ddacd9aa532507cbf852f2bb22b1ace28</meta:generator>
    <meta:document-statistic meta:table-count="1" meta:cell-count="86" meta:object-count="0"/>
  </office:meta>
</office:document-meta>
</file>